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1" svg:font-family="'Courier New'" style:font-adornments="Regular" style:font-pitch="fixed"/>
    <style:font-face style:name="Courier New" svg:font-family="'Courier New'" style:font-adornments="Regular" style:font-family-generic="modern" style:font-pitch="fixed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Century Gothic1" svg:font-family="'Century Gothic'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Contact_20_Info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Contact_20_Info">
      <style:paragraph-properties fo:line-height="200%"/>
      <style:text-properties fo:font-size="13pt" fo:font-weight="bold" officeooo:rsid="0019c488" officeooo:paragraph-rsid="0019c488" style:font-size-asian="13pt" style:font-weight-asian="bold" style:font-size-complex="13pt" style:font-weight-complex="bold"/>
    </style:style>
    <style:style style:name="P3" style:family="paragraph" style:parent-style-name="Contact_20_Info">
      <style:paragraph-properties fo:line-height="200%"/>
    </style:style>
    <style:style style:name="P4" style:family="paragraph" style:parent-style-name="Contact_20_Info">
      <style:text-properties officeooo:paragraph-rsid="0026b3c9"/>
    </style:style>
    <style:style style:name="P5" style:family="paragraph" style:parent-style-name="Contact_20_Info">
      <style:text-properties officeooo:rsid="0026b3c9" officeooo:paragraph-rsid="0026b3c9"/>
    </style:style>
    <style:style style:name="P6" style:family="paragraph" style:parent-style-name="Contact_20_Info">
      <style:paragraph-properties fo:margin-top="0.5402in" fo:margin-bottom="0.6402in" loext:contextual-spacing="true" fo:line-height="100%"/>
    </style:style>
    <style:style style:name="P7" style:family="paragraph" style:parent-style-name="Contact_20_Info">
      <style:paragraph-properties fo:margin-top="0.2201in" fo:margin-bottom="0.1402in" loext:contextual-spacing="true" fo:line-height="200%"/>
    </style:style>
    <style:style style:name="P8" style:family="paragraph" style:parent-style-name="Contact_20_Info">
      <style:paragraph-properties fo:margin-top="0.2201in" fo:margin-bottom="0.1402in" loext:contextual-spacing="true"/>
      <style:text-properties officeooo:paragraph-rsid="004159f5"/>
    </style:style>
    <style:style style:name="P9" style:family="paragraph" style:parent-style-name="Heading_20_1">
      <style:paragraph-properties fo:margin-left="0in" fo:margin-right="0in" fo:margin-top="0.222in" fo:margin-bottom="0.139in" loext:contextual-spacing="true" fo:text-indent="0in" style:auto-text-indent="false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8%" fo:text-indent="0in" style:auto-text-indent="false"/>
      <style:text-properties officeooo:paragraph-rsid="0036b4a3"/>
    </style:style>
    <style:style style:name="P11" style:family="paragraph" style:parent-style-name="Standard">
      <style:paragraph-properties fo:margin-top="0in" fo:margin-bottom="0in" loext:contextual-spacing="false" fo:line-height="108%"/>
    </style:style>
    <style:style style:name="P12" style:family="paragraph" style:parent-style-name="Standard">
      <style:paragraph-properties fo:margin-top="0in" fo:margin-bottom="0in" loext:contextual-spacing="false" fo:line-height="108%"/>
      <style:text-properties fo:font-weight="bold" style:font-weight-asian="bold" style:font-weight-complex="bold"/>
    </style:style>
    <style:style style:name="P13" style:family="paragraph" style:parent-style-name="Contact_20_Info">
      <style:paragraph-properties fo:margin-top="0in" fo:margin-bottom="0.6402in" loext:contextual-spacing="true" fo:line-height="200%"/>
      <style:text-properties fo:font-size="13pt" fo:font-weight="bold" style:font-size-asian="13pt" style:font-weight-asian="bold" style:font-size-complex="13pt" style:font-weight-complex="bold"/>
    </style:style>
    <style:style style:name="P14" style:family="paragraph" style:parent-style-name="Name" style:master-page-name="First_20_Page">
      <style:paragraph-properties style:page-number="auto"/>
    </style:style>
    <style:style style:name="P15" style:family="paragraph" style:parent-style-name="Contact_20_Info" style:list-style-name="WWNum13"/>
    <style:style style:name="P16" style:family="paragraph" style:parent-style-name="Contact_20_Info" style:list-style-name="WWNum13">
      <style:text-properties officeooo:paragraph-rsid="001f672f"/>
    </style:style>
    <style:style style:name="P17" style:family="paragraph" style:parent-style-name="Contact_20_Info" style:list-style-name="WWNum13">
      <style:text-properties officeooo:paragraph-rsid="00213852"/>
    </style:style>
    <style:style style:name="P18" style:family="paragraph" style:parent-style-name="Contact_20_Info" style:list-style-name="WWNum13">
      <style:text-properties officeooo:paragraph-rsid="0022ee50"/>
    </style:style>
    <style:style style:name="P19" style:family="paragraph" style:parent-style-name="Contact_20_Info" style:list-style-name="WWNum13">
      <style:text-properties officeooo:paragraph-rsid="00245d5f"/>
    </style:style>
    <style:style style:name="P20" style:family="paragraph" style:parent-style-name="Contact_20_Info" style:list-style-name="WWNum13">
      <style:text-properties fo:font-weight="bold" officeooo:paragraph-rsid="001f672f" style:font-weight-asian="bold" style:font-weight-complex="bold"/>
    </style:style>
    <style:style style:name="P21" style:family="paragraph" style:parent-style-name="Contact_20_Info" style:list-style-name="WWNum13">
      <style:text-properties fo:font-weight="bold" officeooo:paragraph-rsid="00213852" style:font-weight-asian="bold" style:font-weight-complex="bold"/>
    </style:style>
    <style:style style:name="P22" style:family="paragraph" style:parent-style-name="Contact_20_Info" style:list-style-name="WWNum13">
      <style:text-properties fo:font-weight="bold" officeooo:paragraph-rsid="0022ee50" style:font-weight-asian="bold" style:font-weight-complex="bold"/>
    </style:style>
    <style:style style:name="P23" style:family="paragraph" style:parent-style-name="Contact_20_Info" style:list-style-name="WWNum13">
      <style:text-properties fo:font-weight="bold" officeooo:paragraph-rsid="00245d5f" style:font-weight-asian="bold" style:font-weight-complex="bold"/>
    </style:style>
    <style:style style:name="P24" style:family="paragraph" style:parent-style-name="Contact_20_Info" style:list-style-name="WWNum12">
      <style:paragraph-properties fo:margin-top="0.2201in" fo:margin-bottom="0.1402in" loext:contextual-spacing="true"/>
      <style:text-properties fo:font-size="10.5pt" fo:font-weight="normal" style:font-size-asian="10.5pt" style:font-weight-asian="normal" style:font-size-complex="10.5pt" style:font-weight-complex="normal"/>
    </style:style>
    <style:style style:name="P25" style:family="paragraph" style:parent-style-name="Contact_20_Info" style:list-style-name="WWNum12">
      <style:paragraph-properties fo:margin-top="0.2201in" fo:margin-bottom="0.1402in" loext:contextual-spacing="true" fo:line-height="200%"/>
      <style:text-properties fo:font-size="10.5pt" fo:font-weight="normal" style:font-size-asian="10.5pt" style:font-weight-asian="normal" style:font-size-complex="10.5pt" style:font-weight-complex="normal"/>
    </style:style>
    <style:style style:name="P26" style:family="paragraph" style:parent-style-name="List_20_Paragraph" style:list-style-name="WWNum6"/>
    <style:style style:name="P27" style:family="paragraph" style:parent-style-name="List_20_Paragraph" style:list-style-name="WWNum6">
      <style:text-properties officeooo:paragraph-rsid="002a30ce"/>
    </style:style>
    <style:style style:name="P28" style:family="paragraph" style:parent-style-name="List_20_Paragraph" style:list-style-name="WWNum7"/>
    <style:style style:name="P29" style:family="paragraph" style:parent-style-name="List_20_Paragraph" style:list-style-name="WWNum8"/>
    <style:style style:name="P30" style:family="paragraph" style:parent-style-name="List_20_Paragraph" style:list-style-name="WWNum5">
      <style:paragraph-properties fo:margin-top="0in" fo:margin-bottom="0in" loext:contextual-spacing="true" fo:line-height="108%"/>
    </style:style>
    <style:style style:name="P31" style:family="paragraph" style:parent-style-name="List_20_Paragraph" style:list-style-name="WWNum11">
      <style:paragraph-properties fo:margin-top="0in" fo:margin-bottom="0in" loext:contextual-spacing="true" fo:line-height="108%"/>
    </style:style>
    <style:style style:name="P32" style:family="paragraph" style:parent-style-name="List_20_Paragraph" style:list-style-name="WWNum2">
      <style:paragraph-properties fo:margin-top="0in" fo:margin-bottom="0in" loext:contextual-spacing="true" fo:line-height="108%"/>
    </style:style>
    <style:style style:name="P33" style:family="paragraph" style:parent-style-name="List_20_Paragraph" style:list-style-name="WWNum9">
      <style:paragraph-properties fo:margin-top="0in" fo:margin-bottom="0in" loext:contextual-spacing="true" fo:line-height="108%"/>
    </style:style>
    <style:style style:name="P34" style:family="paragraph" style:parent-style-name="List_20_Paragraph" style:list-style-name="WWNum10">
      <style:paragraph-properties fo:margin-top="0in" fo:margin-bottom="0in" loext:contextual-spacing="true" fo:line-height="108%"/>
    </style:style>
    <style:style style:name="P35" style:family="paragraph" style:parent-style-name="List_20_Paragraph" style:list-style-name="WWNum10">
      <style:paragraph-properties fo:margin-top="0in" fo:margin-bottom="0in" loext:contextual-spacing="true" fo:line-height="108%"/>
      <style:text-properties officeooo:paragraph-rsid="00339e7e"/>
    </style:style>
    <style:style style:name="P36" style:family="paragraph" style:parent-style-name="List_20_Paragraph" style:list-style-name="WWNum10">
      <style:paragraph-properties fo:margin-top="0in" fo:margin-bottom="0in" loext:contextual-spacing="true" fo:line-height="108%"/>
      <style:text-properties officeooo:paragraph-rsid="00358cf3"/>
    </style:style>
    <style:style style:name="P37" style:family="paragraph" style:parent-style-name="List_20_Paragraph" style:list-style-name="WWNum10">
      <style:paragraph-properties fo:margin-top="0in" fo:margin-bottom="0in" loext:contextual-spacing="true" fo:line-height="108%"/>
      <style:text-properties officeooo:paragraph-rsid="00387fa0"/>
    </style:style>
    <style:style style:name="P38" style:family="paragraph" style:parent-style-name="List_20_Paragraph" style:list-style-name="WWNum10">
      <style:paragraph-properties fo:margin-top="0in" fo:margin-bottom="0in" loext:contextual-spacing="true" fo:line-height="108%"/>
      <style:text-properties officeooo:paragraph-rsid="003a2643"/>
    </style:style>
    <style:style style:name="P39" style:family="paragraph" style:parent-style-name="List_20_Paragraph" style:list-style-name="WWNum3">
      <style:paragraph-properties fo:margin-top="0in" fo:margin-bottom="0in" loext:contextual-spacing="true" fo:line-height="108%"/>
    </style:style>
    <style:style style:name="P40" style:family="paragraph" style:parent-style-name="List_20_Paragraph" style:list-style-name="L1">
      <style:paragraph-properties fo:margin-top="0in" fo:margin-bottom="0in" loext:contextual-spacing="true" fo:line-height="108%"/>
    </style:style>
    <style:style style:name="P41" style:family="paragraph" style:parent-style-name="List_20_Paragraph" style:list-style-name="WWNum2">
      <style:paragraph-properties fo:margin-top="0in" fo:margin-bottom="0in" loext:contextual-spacing="true" fo:line-height="108%"/>
      <style:text-properties fo:font-weight="bold" style:font-weight-asian="bold" style:font-weight-complex="bold"/>
    </style:style>
    <style:style style:name="P42" style:family="paragraph" style:parent-style-name="List_20_Paragraph" style:list-style-name="WWNum3">
      <style:paragraph-properties fo:margin-top="0in" fo:margin-bottom="0in" loext:contextual-spacing="true" fo:line-height="108%"/>
      <style:text-properties fo:font-weight="bold" style:font-weight-asian="bold" style:font-weight-complex="bold"/>
    </style:style>
    <style:style style:name="P43" style:family="paragraph" style:parent-style-name="List_20_Paragraph" style:list-style-name="WWNum10">
      <style:paragraph-properties fo:margin-top="0in" fo:margin-bottom="0in" loext:contextual-spacing="true" fo:line-height="108%"/>
      <style:text-properties fo:font-weight="bold" officeooo:rsid="00358cf3" officeooo:paragraph-rsid="00358cf3" style:font-weight-asian="bold" style:font-weight-complex="bold"/>
    </style:style>
    <style:style style:name="P44" style:family="paragraph" style:parent-style-name="List_20_Paragraph" style:list-style-name="WWNum10">
      <style:paragraph-properties fo:margin-top="0in" fo:margin-bottom="0in" loext:contextual-spacing="true" fo:line-height="108%"/>
      <style:text-properties fo:font-weight="bold" officeooo:rsid="00358cf3" officeooo:paragraph-rsid="00387fa0" style:font-weight-asian="bold" style:font-weight-complex="bold"/>
    </style:style>
    <style:style style:name="P45" style:family="paragraph" style:parent-style-name="List_20_Paragraph" style:list-style-name="WWNum10">
      <style:paragraph-properties fo:margin-top="0in" fo:margin-bottom="0in" loext:contextual-spacing="true" fo:line-height="108%"/>
      <style:text-properties fo:font-weight="bold" officeooo:rsid="00358cf3" officeooo:paragraph-rsid="003d1273" style:font-weight-asian="bold" style:font-weight-complex="bold"/>
    </style:style>
    <style:style style:name="P46" style:family="paragraph" style:parent-style-name="List_20_Paragraph" style:list-style-name="WWNum10">
      <style:paragraph-properties fo:margin-top="0in" fo:margin-bottom="0in" loext:contextual-spacing="true" fo:line-height="108%"/>
      <style:text-properties officeooo:rsid="0030b0e7" officeooo:paragraph-rsid="00339e7e"/>
    </style:style>
    <style:style style:name="P47" style:family="paragraph" style:parent-style-name="Standard" style:list-style-name="WWNum10">
      <style:paragraph-properties fo:margin-top="0in" fo:margin-bottom="0in" loext:contextual-spacing="true" fo:line-height="108%"/>
      <style:text-properties fo:font-weight="bold" officeooo:rsid="00358cf3" officeooo:paragraph-rsid="003d1273" style:font-weight-asian="bold" style:font-weight-complex="bold"/>
    </style:style>
    <style:style style:name="P48" style:family="paragraph" style:parent-style-name="Standard">
      <style:paragraph-properties fo:margin-top="0in" fo:margin-bottom="0in" loext:contextual-spacing="false" fo:line-height="108%"/>
    </style:style>
    <style:style style:name="P49" style:family="paragraph" style:parent-style-name="Standard" style:list-style-name="L1">
      <style:paragraph-properties fo:margin-top="0in" fo:margin-bottom="0in" loext:contextual-spacing="false" fo:line-height="108%"/>
    </style:style>
    <style:style style:name="P50" style:family="paragraph">
      <loext:graphic-properties draw:fill="solid" draw:fill-color="#4b3a2e"/>
      <style:paragraph-properties fo:text-align="star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fo:font-weight="bold" officeooo:rsid="001954d2" style:font-size-asian="13pt" style:font-weight-asian="bold" style:font-size-complex="13pt" style:font-weight-complex="bold"/>
    </style:style>
    <style:style style:name="T3" style:family="text">
      <style:text-properties fo:font-size="13pt" fo:font-weight="bold" officeooo:rsid="004159f5" style:font-size-asian="13pt" style:font-weight-asian="bold" style:font-size-complex="13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0.5pt" fo:font-weight="normal" officeooo:rsid="001755c2" style:font-size-asian="10.5pt" style:font-weight-asian="normal" style:font-size-complex="10.5pt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f672f" style:font-weight-asian="bold" style:font-weight-complex="bold"/>
    </style:style>
    <style:style style:name="T9" style:family="text">
      <style:text-properties fo:font-weight="bold" officeooo:rsid="0028444f" style:font-weight-asian="bold" style:font-weight-complex="bold"/>
    </style:style>
    <style:style style:name="T10" style:family="text">
      <style:text-properties fo:font-weight="bold" officeooo:rsid="002a30ce" style:font-weight-asian="bold" style:font-weight-complex="bold"/>
    </style:style>
    <style:style style:name="T11" style:family="text">
      <style:text-properties fo:font-weight="bold" officeooo:rsid="002f1888" style:font-weight-asian="bold" style:font-weight-complex="bold"/>
    </style:style>
    <style:style style:name="T12" style:family="text">
      <style:text-properties fo:font-weight="bold" officeooo:rsid="002f8e37" style:font-weight-asian="bold" style:font-weight-complex="bold"/>
    </style:style>
    <style:style style:name="T13" style:family="text">
      <style:text-properties fo:font-weight="bold" officeooo:rsid="002cae3e" style:font-weight-asian="bold" style:font-weight-complex="bold"/>
    </style:style>
    <style:style style:name="T14" style:family="text">
      <style:text-properties fo:font-weight="bold" officeooo:rsid="0030b0e7" style:font-weight-asian="bold" style:font-weight-complex="bold"/>
    </style:style>
    <style:style style:name="T15" style:family="text">
      <style:text-properties fo:font-weight="bold" officeooo:rsid="003cc6e1" style:font-weight-asian="bold" style:font-weight-complex="bold"/>
    </style:style>
    <style:style style:name="T16" style:family="text">
      <style:text-properties fo:font-weight="bold" officeooo:rsid="003e9804" style:font-weight-asian="bold" style:font-weight-complex="bold"/>
    </style:style>
    <style:style style:name="T17" style:family="text">
      <style:text-properties fo:font-weight="bold" officeooo:rsid="003e9a18" style:font-weight-asian="bold" style:font-weight-complex="bold"/>
    </style:style>
    <style:style style:name="T18" style:family="text">
      <style:text-properties fo:font-weight="bold" officeooo:rsid="001f672f" style:font-weight-asian="bold"/>
    </style:style>
    <style:style style:name="T19" style:family="text">
      <style:text-properties fo:font-weight="bold" officeooo:rsid="0041d14a" style:font-weight-asian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solid" style:text-underline-width="auto" style:text-underline-color="font-color" fo:font-weight="bold" officeooo:rsid="0014f819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solid" style:text-underline-width="auto" style:text-underline-color="font-color" fo:font-weight="bold" officeooo:rsid="001c3583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solid" style:text-underline-width="auto" style:text-underline-color="font-color" fo:font-weight="bold" officeooo:rsid="0028444f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1c3583" style:font-style-asian="italic" style:font-weight-asian="bold" style:font-style-complex="italic" style:font-weight-complex="bold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24bce5" style:font-style-asian="normal" style:font-style-complex="normal"/>
    </style:style>
    <style:style style:name="T30" style:family="text">
      <style:text-properties style:text-position="super 58%"/>
    </style:style>
    <style:style style:name="T31" style:family="text">
      <style:text-properties officeooo:rsid="0013dc5a"/>
    </style:style>
    <style:style style:name="T32" style:family="text">
      <style:text-properties officeooo:rsid="0014f819"/>
    </style:style>
    <style:style style:name="T33" style:family="text">
      <style:text-properties officeooo:rsid="0016ca03"/>
    </style:style>
    <style:style style:name="T34" style:family="text">
      <style:text-properties officeooo:rsid="001755c2"/>
    </style:style>
    <style:style style:name="T35" style:family="text">
      <style:text-properties officeooo:rsid="001ad7de"/>
    </style:style>
    <style:style style:name="T36" style:family="text">
      <style:text-properties officeooo:rsid="001c3583"/>
    </style:style>
    <style:style style:name="T37" style:family="text">
      <style:text-properties officeooo:rsid="001ed5fa"/>
    </style:style>
    <style:style style:name="T38" style:family="text">
      <style:text-properties officeooo:rsid="001f672f"/>
    </style:style>
    <style:style style:name="T39" style:family="text">
      <style:text-properties officeooo:rsid="00213852"/>
    </style:style>
    <style:style style:name="T40" style:family="text">
      <style:text-properties fo:font-weight="normal" officeooo:rsid="00213852" style:font-weight-asian="normal" style:font-weight-complex="normal"/>
    </style:style>
    <style:style style:name="T41" style:family="text">
      <style:text-properties fo:font-weight="normal" officeooo:rsid="00245d5f" style:font-weight-asian="normal" style:font-weight-complex="normal"/>
    </style:style>
    <style:style style:name="T42" style:family="text">
      <style:text-properties fo:font-weight="normal" officeooo:rsid="0024bce5" style:font-weight-asian="normal" style:font-weight-complex="normal"/>
    </style:style>
    <style:style style:name="T43" style:family="text">
      <style:text-properties officeooo:rsid="0022ee50"/>
    </style:style>
    <style:style style:name="T44" style:family="text">
      <style:text-properties officeooo:rsid="00245d5f"/>
    </style:style>
    <style:style style:name="T45" style:family="text">
      <style:text-properties officeooo:rsid="0026b3c9"/>
    </style:style>
    <style:style style:name="T46" style:family="text">
      <style:text-properties officeooo:rsid="0028444f"/>
    </style:style>
    <style:style style:name="T47" style:family="text">
      <style:text-properties officeooo:rsid="002a30ce"/>
    </style:style>
    <style:style style:name="T48" style:family="text">
      <style:text-properties officeooo:rsid="002be4e0"/>
    </style:style>
    <style:style style:name="T49" style:family="text">
      <style:text-properties officeooo:rsid="0030b0e7"/>
    </style:style>
    <style:style style:name="T50" style:family="text">
      <style:text-properties officeooo:rsid="0031694e"/>
    </style:style>
    <style:style style:name="T51" style:family="text">
      <style:text-properties officeooo:rsid="00358cf3"/>
    </style:style>
    <style:style style:name="T52" style:family="text">
      <style:text-properties officeooo:rsid="00363745"/>
    </style:style>
    <style:style style:name="T53" style:family="text">
      <style:text-properties officeooo:rsid="0036b4a3"/>
    </style:style>
    <style:style style:name="T54" style:family="text">
      <style:text-properties officeooo:rsid="003cc6e1"/>
    </style:style>
    <style:style style:name="T55" style:family="text">
      <style:text-properties officeooo:rsid="0041d1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3"/>
      </text:list-level-style-bullet>
      <text:list-level-style-bullet text:level="2" text:style-name="Bullet_20_Symbols" text:bullet-char="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left="0in" fo:margin-right="0in" fo:margin-top="0in" fo:margin-bottom="0in" style:run-through="background" style:wrap="run-through" style:number-wrapped-paragraphs="no-limit" style:vertical-pos="top" style:vertical-rel="page" style:horizontal-pos="left" style:horizontal-rel="page-content" draw:wrap-influence-on-position="once-concurrent" loext:allow-overlap="true" style:flow-with-text="false" loext:rel-width-rel="page" loext:rel-height-rel="page"/>
    </style:style>
    <style:style style:name="gr2" style:family="graphic">
      <style:graphic-properties draw:stroke="none" svg:stroke-width="0.0138in" draw:stroke-linejoin="miter" svg:stroke-linecap="butt" draw:fill="solid" draw:fill-color="#4b3a2e" draw:textarea-vertical-align="top" draw:auto-grow-height="false" draw:fit-to-size="false" style:shrink-to-fit="false" fo:min-height="0.1075in" fo:min-width="3.3071in" fo:padding-top="0.0492in" fo:padding-bottom="0.0492in" fo:padding-left="0.0984in" fo:padding-right="0.0984in" fo:wrap-option="wrap" style:run-through="background"/>
    </style:style>
    <style:style style:name="gr3" style:family="graphic">
      <style:graphic-properties draw:stroke="none" svg:stroke-width="0.0138in" draw:stroke-linejoin="miter" svg:stroke-linecap="butt" draw:fill="solid" draw:fill-color="#4b3a2e" draw:textarea-vertical-align="top" draw:auto-grow-height="false" draw:fit-to-size="false" style:shrink-to-fit="false" fo:min-height="0in" fo:min-width="3.3071in" fo:padding-top="0.0492in" fo:padding-bottom="0.0492in" fo:padding-left="0.0984in" fo:padding-right="0.0984in" fo:wrap-option="wrap" style:run-through="background"/>
    </style:style>
    <style:style style:name="gr4" style:family="graphic">
      <style:graphic-properties fo:margin-left="0in" fo:margin-right="0in" fo:margin-top="0in" fo:margin-bottom="0in" style:run-through="background" style:wrap="run-through" style:number-wrapped-paragraphs="no-limit" style:vertical-pos="top" style:vertical-rel="page" style:horizontal-pos="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Mark Dale</text:p>
      <text:p text:style-name="Contact_20_Info">4400 Baptist Island Rd, Groveland FL 34736</text:p>
      <text:p text:style-name="Contact_20_Info">352-223-7758 / 352-223-4190</text:p>
      <text:p text:style-name="P4"><text:span text:style-name="T45">Primary email: </text:span><text:a xlink:type="simple" xlink:href="mailto:msdaledad@gmail.com" text:style-name="Internet_20_link" text:visited-style-name="Visited_20_Internet_20_Link"><text:span text:style-name="Internet_20_link"><text:span text:style-name="T45">msdaledad@gmail.com</text:span></text:span></text:a></text:p>
      <text:p text:style-name="P5">Secondary email: <text:span text:style-name="Internet_20_link">msdaleafo@yahoo.com</text:span></text:p>
      <text:p text:style-name="P4"><text:span text:style-name="Internet_20_link"/></text:p>
      <text:p text:style-name="P13">Objective</text:p>
      <text:p text:style-name="P6">To learn, implement and support application development using the latest information management technologies as they provide competitive advantages in the marketplace.</text:p>
      <text:p text:style-name="P3"/>
      <text:p text:style-name="P2">Recently Added <text:span text:style-name="T45">Education/</text:span>Skills</text:p>
      <text:p text:style-name="P8"><text:span text:style-name="T1">Certified Training </text:span><text:span text:style-name="T2">(</text:span><text:span text:style-name="T1">UCF Coding Boot Camp </text:span><text:span text:style-name="T4">(10/06/2021 – 03/30/2022)</text:span><text:span text:style-name="T3">)</text:span></text:p>
      <text:list xml:id="list3941237285" text:style-name="WWNum12">
        <text:list-item>
          <text:p text:style-name="P24">JavaScript</text:p>
        </text:list-item>
        <text:list-item>
          <text:p text:style-name="P24">HTML</text:p>
        </text:list-item>
        <text:list-item>
          <text:p text:style-name="P24">CSS</text:p>
        </text:list-item>
        <text:list-item>
          <text:p text:style-name="P24">jQuery</text:p>
        </text:list-item>
        <text:list-item>
          <text:p text:style-name="P24">Bootstrap</text:p>
        </text:list-item>
        <text:list-item>
          <text:p text:style-name="P24">Node.js</text:p>
        </text:list-item>
        <text:list-item>
          <text:p text:style-name="P24">MySQL</text:p>
        </text:list-item>
        <text:list-item>
          <text:p text:style-name="P24">MongoDB</text:p>
        </text:list-item>
        <text:list-item>
          <text:p text:style-name="P24">Express.js</text:p>
        </text:list-item>
        <text:list-item>
          <text:p text:style-name="P25">React.js</text:p>
        </text:list-item>
      </text:list>
      <text:p text:style-name="P7"><text:span text:style-name="T5"><text:tab/>See the Boot Camp training portfolio at </text:span><text:a xlink:type="simple" xlink:href="https://msdale.github.io/portfolio-msdale/" text:style-name="Internet_20_link" text:visited-style-name="Visited_20_Internet_20_Link"><text:span text:style-name="T5">https://msdale.github.io/portfolio-msdale/</text:span></text:a></text:p>
      <text:p text:style-name="P1">Skills Summary (From 1999 - <text:span text:style-name="T38">2021</text:span>)</text:p>
      <text:list xml:id="list2525723457" text:style-name="WWNum13">
        <text:list-item>
          <text:p text:style-name="P15"><text:span text:style-name="T4">Cloud</text:span><text:span text:style-name="T7"> technologies </text:span><text:span text:style-name="T8">(2017 - 2021)</text:span><text:span text:style-name="T7">:</text:span> client side development using Spark, Kafka, HDFS, and Hive...<text:span text:style-name="T20">User exposure</text:span> to Terraform provisioning, Anisble scripting, and AWS using Glue, S3, and Batch.</text:p>
        </text:list-item>
        <text:list-item>
          <text:p text:style-name="P16"><text:span text:style-name="T7">Programming languages:</text:span> </text:p>
          <text:list>
            <text:list-item>
              <text:p text:style-name="P16"><text:span text:style-name="T38">(2017 – 2021) </text:span>Python, Scala</text:p>
            </text:list-item>
            <text:list-item>
              <text:p text:style-name="P16"><text:span text:style-name="T38">(2014 – 2021) </text:span>Java</text:p>
            </text:list-item>
            <text:list-item>
              <text:p text:style-name="P16"><text:span text:style-name="T38">(1999 – 2012) </text:span>C/C++.</text:p>
            </text:list-item>
          </text:list>
        </text:list-item>
        <text:list-item>
          <text:p text:style-name="P20">Frameworks and APIs:</text:p>
          <text:list>
            <text:list-item>
              <text:p text:style-name="P16"><text:span text:style-name="T38">(2017 – 2021) </text:span>Spark (kafka streaming)</text:p>
            </text:list-item>
            <text:list-item>
              <text:p text:style-name="P16"><text:span text:style-name="T38">(2014 – 2017) </text:span>Spring Boot</text:p>
            </text:list-item>
            <text:list-item>
              <text:p text:style-name="P16"><text:span text:style-name="T38">(2007 – 2012) </text:span>gSOAP, GNOME XSLT C</text:p>
            </text:list-item>
          </text:list>
        </text:list-item>
        <text:list-item>
          <text:p text:style-name="P21">Scripting languages:</text:p>
          <text:list>
            <text:list-item>
              <text:p text:style-name="P17"><text:span text:style-name="T40">(2017 – 2021) </text:span>Python</text:p>
            </text:list-item>
            <text:list-item>
              <text:p text:style-name="P17"><text:span text:style-name="T39">(1999 – 2017) </text:span>Perl, Shell scripting (bash, korn, and Z with a little awk and sed as well).</text:p>
            </text:list-item>
          </text:list>
        </text:list-item>
        <text:list-item>
          <text:p text:style-name="P21"><text:soft-page-break/>Configuration formats:</text:p>
          <text:list>
            <text:list-item>
              <text:p text:style-name="P17"><text:span text:style-name="T39">(2021) </text:span>YAML</text:p>
            </text:list-item>
            <text:list-item>
              <text:p text:style-name="P18"><text:span text:style-name="T39">(20</text:span><text:span text:style-name="T43">14 – 2021) </text:span>JSON</text:p>
            </text:list-item>
            <text:list-item>
              <text:p text:style-name="P18"><text:span text:style-name="T43">(2005 – 2012)</text:span> XML</text:p>
            </text:list-item>
          </text:list>
        </text:list-item>
        <text:list-item>
          <text:p text:style-name="P18"><text:span text:style-name="T7">Editing:</text:span> </text:p>
          <text:list>
            <text:list-item>
              <text:p text:style-name="P18"><text:span text:style-name="T43">(1999 – 2021) </text:span>VI, VIM GVIM (and VIM-based plugins in IDEs).</text:p>
            </text:list-item>
          </text:list>
        </text:list-item>
        <text:list-item>
          <text:p text:style-name="P18"><text:span text:style-name="T7">Operating systems:</text:span> </text:p>
          <text:list>
            <text:list-item>
              <text:p text:style-name="P18"><text:span text:style-name="T43">(1999 – 2021) </text:span>Mac/Unix/Linux and Windows.</text:p>
            </text:list-item>
          </text:list>
        </text:list-item>
        <text:list-item>
          <text:p text:style-name="P18"><text:span text:style-name="T7">IDEs:</text:span> </text:p>
          <text:list>
            <text:list-item>
              <text:p text:style-name="P18"><text:span text:style-name="T43">(2021 – 2022) </text:span>VSCode <text:span text:style-name="T43">(IDE for </text:span><text:span text:style-name="T45">recent </text:span><text:span text:style-name="T43">Full-Stack Training)</text:span></text:p>
            </text:list-item>
            <text:list-item>
              <text:p text:style-name="P18"><text:span text:style-name="T43">(2012 – 2021) </text:span>Eclipse, IntelliJ</text:p>
            </text:list-item>
          </text:list>
        </text:list-item>
        <text:list-item>
          <text:p text:style-name="P22">Build tools:</text:p>
          <text:list>
            <text:list-item>
              <text:p text:style-name="P19"><text:span text:style-name="T43">(2012 – 20</text:span><text:span text:style-name="T44">20</text:span><text:span text:style-name="T43">) </text:span>maven <text:span text:style-name="T44">and</text:span> gradle</text:p>
            </text:list-item>
            <text:list-item>
              <text:p text:style-name="P19"><text:span text:style-name="T44">(1999 – 2012) </text:span>make and gmake.</text:p>
            </text:list-item>
          </text:list>
        </text:list-item>
        <text:list-item>
          <text:p text:style-name="P23">Version control tools:</text:p>
          <text:list>
            <text:list-item>
              <text:p text:style-name="P19"><text:span text:style-name="T41">(2015 – 2022) </text:span>Git</text:p>
            </text:list-item>
            <text:list-item>
              <text:p text:style-name="P19"><text:span text:style-name="T44">(2007 – 2014) </text:span>Clearcase (IBM)</text:p>
            </text:list-item>
            <text:list-item>
              <text:p text:style-name="P19"><text:span text:style-name="T44">(2003 – 2006) </text:span>CM_Synergy</text:p>
            </text:list-item>
            <text:list-item>
              <text:p text:style-name="P19"><text:span text:style-name="T44">(1999 – 2002) </text:span>RCS</text:p>
            </text:list-item>
          </text:list>
        </text:list-item>
        <text:list-item>
          <text:p text:style-name="P23">RDBMS/SQL:</text:p>
          <text:list>
            <text:list-item>
              <text:p text:style-name="P19"><text:span text:style-name="T42">(1999 – 2022) </text:span>Snowflake/SnowSQL, Hive, SQL_Server, MySQL, MariaDB, Teradata, Oracle and Informix</text:p>
            </text:list-item>
            <text:list-item>
              <text:p text:style-name="P15"><text:span text:style-name="T29">(2012 – 2014) </text:span><text:span text:style-name="T28">Teradata utilities: </text:span>Bteq, FastLoad, FastExport and Data Mover</text:p>
            </text:list-item>
            <text:list-item>
              <text:p text:style-name="P15"><text:span text:style-name="T29">(2001 – 2012) </text:span><text:span text:style-name="T28">Oracle utilities:</text:span> PL/Sql, sqlplus, sqlldr, Pro*C and OCCI compilers.</text:p>
            </text:list-item>
            <text:list-item>
              <text:p text:style-name="P15"><text:span text:style-name="T29">(1999 – 2001) </text:span><text:span text:style-name="T28">Informix utilities:</text:span> ESQL/C compiler.</text:p>
            </text:list-item>
          </text:list>
        </text:list-item>
      </text:list>
      <text:h text:style-name="Heading_20_1" text:outline-level="1">Experience</text:h>
      <text:p text:style-name="Standard"/>
      <text:h text:style-name="Heading_20_2" text:outline-level="2">Walt Disney Parks &amp; Resorts <text:span text:style-name="T55">(12/1998 to 09/2021)</text:span></text:h>
      <text:p text:style-name="Standard"/>
      <text:h text:style-name="Heading_20_3" text:outline-level="3"><text:span text:style-name="T6">Lead Information Management Engineer </text:span><text:span text:style-name="T19">(</text:span><text:span text:style-name="T6">06/2015 </text:span><text:span text:style-name="T18">to 09/2021</text:span><text:span text:style-name="T19">)</text:span> <text:s/></text:h>
      <text:list xml:id="list716036441" text:style-name="WWNum6">
        <text:list-item>
          <text:p text:style-name="P26"><text:span text:style-name="T21">Enhanced </text:span><text:span text:style-name="T24">and debugged </text:span><text:span text:style-name="T21">a Python</text:span><text:span text:style-name="T24">3</text:span><text:span text:style-name="T21"> application/framework</text:span> (<text:span text:style-name="T7">08/2021</text:span>).</text:p>
        </text:list-item>
        <text:list-item>
          <text:p text:style-name="P27"><text:span text:style-name="T21">Built and used scripting tool using Python3</text:span> to automate <text:span text:style-name="T46">moving </text:span>“<text:span text:style-name="T31">on-prem” </text:span>Oracle sources to AWS/S3 extract files <text:span text:style-name="T46">using </text:span>git-based CICD, AWS console for <text:span text:style-name="T35">monitoring </text:span>Glue jobs, Batch jobs, and S3 object <text:span text:style-name="T46">creation (</text:span><text:span text:style-name="T9">0</text:span><text:span text:style-name="T10">2</text:span><text:span text:style-name="T9">/202</text:span><text:span text:style-name="T10">1</text:span><text:span text:style-name="T9">-0</text:span><text:span text:style-name="T10">7</text:span><text:span text:style-name="T9">/202</text:span><text:span text:style-name="T10">2</text:span><text:span text:style-name="T46">).</text:span></text:p>
        </text:list-item>
        <text:list-item>
          <text:p text:style-name="P26"><text:span text:style-name="T21">Built and used data equality tester </text:span><text:span text:style-name="T22">tool</text:span><text:span text:style-name="T21"> using Python3</text:span> for comparing data values between source (Teradata/<text:span text:style-name="T32">on-prem</text:span>) and target (Snowflake/<text:span text:style-name="T32">cloud</text:span>) <text:span text:style-name="T46">(</text:span><text:span text:style-name="T7">05/2020-01/2021</text:span>).</text:p>
        </text:list-item>
        <text:list-item>
          <text:p text:style-name="P26"><text:span text:style-name="T24">S</text:span><text:span text:style-name="T21">elf train</text:span><text:span text:style-name="T24">ed</text:span><text:span text:style-name="T21"> in Ansible</text:span> (<text:span text:style-name="T7">04/2020</text:span>).</text:p>
        </text:list-item>
        <text:list-item>
          <text:p text:style-name="P26"><text:soft-page-break/><text:span text:style-name="T21">Built, enhanced and maintained a real-time data ingestion pipeline</text:span> moving JSON message data Kafka, to HDFS <text:span text:style-name="T47">using</text:span> Scala, Spark, with the Kafka streaming API. <text:s/>Also developed a high performance Java command-line app for consolidating small files created by the Spark streaming micro-batches (<text:span text:style-name="T7">02/2017-12/2019</text:span>).</text:p>
        </text:list-item>
      </text:list>
      <text:list xml:id="list1856401111" text:style-name="WWNum7">
        <text:list-item>
          <text:p text:style-name="P28"><text:span text:style-name="T21">Supported a vendor-based </text:span><text:span text:style-name="T23">h</text:span><text:span text:style-name="T21">ierarchical database system</text:span> <text:span text:style-name="T47">adding my own</text:span> REST service component (Java/Spring boot) <text:span text:style-name="T47">to feed </text:span>daily batch ETL workflows (<text:span text:style-name="T7">09/2017-02/2020</text:span>).</text:p>
        </text:list-item>
      </text:list>
      <text:list xml:id="list495482140" text:style-name="WWNum8">
        <text:list-item>
          <text:p text:style-name="P29"><text:span text:style-name="T21">Provided application development and support</text:span> for two internally developed ETL frameworks (one Java and one Python<text:span text:style-name="T47">2</text:span>)(<text:span text:style-name="T7">01/2015-02/2020</text:span>). <text:s/>Some notable accomplishments:</text:p>
        </text:list-item>
      </text:list>
      <text:list xml:id="list3322394695" text:style-name="WWNum5">
        <text:list-item>
          <text:p text:style-name="P30">Stabilized Java ETL framework and reduced framework related production incidents from 60+ to 0 average incidents per week (<text:span text:style-name="T7">01-02/2015</text:span>).</text:p>
        </text:list-item>
      </text:list>
      <text:list xml:id="list2549446268" text:style-name="WWNum11">
        <text:list-item>
          <text:p text:style-name="P31"><text:span text:style-name="T48">Developed a </text:span>REST service (Java) application for launching jobs on demand, and <text:span text:style-name="T48">refactored</text:span> 2 <text:s/><text:span text:style-name="T48">non-functioning</text:span> REST client applications for retrieving JSON data and converting to XML files suitable for feeding a legacy batch file ETL process.</text:p>
        </text:list-item>
      </text:list>
      <text:p text:style-name="P11"/>
      <text:p text:style-name="P11"><text:span text:style-name="T7">Pertinent skills utilized</text:span> …</text:p>
      <text:p text:style-name="P11"><text:span text:style-name="T27">Programming:</text:span> Scala, Spark framework, Kafka/Spark streaming library-API, Java, HDFS java client, Teradata Java client, Java Spring Boot Framework, ksh, bash, perl, python.</text:p>
      <text:p text:style-name="P11"><text:span text:style-name="T27">IDE: </text:span>Eclipse (SpringToolSuite and SCALA IDE), Intellij.</text:p>
      <text:p text:style-name="P11"><text:span text:style-name="T27">DB Tools:</text:span> Teradata bteq, Teradata Studio Express.</text:p>
      <text:p text:style-name="P11"><text:span text:style-name="T27">Build technology:</text:span> gradle, maven.</text:p>
      <text:p text:style-name="P11"><text:span text:style-name="T27">Version control:</text:span> git.</text:p>
      <text:p text:style-name="Standard"/>
      <text:p text:style-name="Standard"><text:s text:c="2"/></text:p>
      <text:h text:style-name="Heading_20_3" text:outline-level="3"><text:span text:style-name="T6">Information Architect </text:span><text:span text:style-name="T19">(</text:span><text:span text:style-name="T6">06/2014 to 06/2015</text:span><text:span text:style-name="T19">)</text:span></text:h>
      <text:p text:style-name="Standard"><text:span text:style-name="T7">Researched solutions and provided direction for a large-scale IT project to better personalize the guest experience</text:span> from online shopping to reservation booking to hotel registration to theme park experiences. <text:s/>Primary responsibilities included maintaining communications between disparate development groups for large scale project technical design and implementation.</text:p>
      <text:p text:style-name="Standard"/>
      <text:p text:style-name="Standard"/>
      <text:h text:style-name="Heading_20_3" text:outline-level="3"><text:span text:style-name="T6">Senior DBA </text:span><text:span text:style-name="T19">(</text:span><text:span text:style-name="T6">06/2012 to 06/2014</text:span><text:span text:style-name="T19">)</text:span></text:h>
      <text:p text:style-name="Standard"><text:span text:style-name="T7">Served on a team of 4 DBAs to maintain </text:span><text:span text:style-name="T14">a </text:span><text:span text:style-name="T7">Teradata data-warehouse ecosystem.</text:span> <text:s/>Passed the 1<text:span text:style-name="T30">st</text:span> level Teradata 12 Professional Certification Exam.</text:p>
      <text:p text:style-name="Standard">Some specific responsibilities included:</text:p>
      <text:list xml:id="list1718001903" text:style-name="WWNum2">
        <text:list-item>
          <text:p text:style-name="P32"><text:span text:style-name="T7">DDL execution</text:span>.</text:p>
        </text:list-item>
        <text:list-item>
          <text:p text:style-name="P32"><text:span text:style-name="T7">Managing user roles and access</text:span>.</text:p>
        </text:list-item>
        <text:list-item>
          <text:p text:style-name="P41">Admin process automation</text:p>
        </text:list-item>
      </text:list>
      <text:list xml:id="list1535996412" text:style-name="WWNum9">
        <text:list-item>
          <text:list>
            <text:list-item>
              <text:p text:style-name="P33">Teradata Data Mover job automation using XSLT and shell scripting.</text:p>
            </text:list-item>
            <text:list-item>
              <text:p text:style-name="P33">Automated <text:span text:style-name="T36">the process for</text:span> rolling the date partitioned data window for date partitioned tables.</text:p>
            </text:list-item>
          </text:list>
        </text:list-item>
      </text:list>
      <text:p text:style-name="P11"/>
      <text:p text:style-name="P11"><text:soft-page-break/><text:span text:style-name="T7">Pertinent skills utilized</text:span>…</text:p>
      <text:p text:style-name="P11"><text:span text:style-name="T27">Programming and automation:</text:span> Teradata, ksh, Perl, SQL, xsltproc.</text:p>
      <text:p text:style-name="P11"><text:span text:style-name="T7">DB Tools:</text:span> Teradata bteq, FastLoad, FastExport, Data Mover, Teradata Studio Express, Teradata SQL Assistant.</text:p>
      <text:p text:style-name="P11"/>
      <text:p text:style-name="P11"/>
      <text:h text:style-name="Heading_20_3" text:outline-level="3"><text:span text:style-name="T6">Senior Application Developer </text:span><text:span text:style-name="T19">(</text:span><text:span text:style-name="T6">05/2007 to 06/2012</text:span><text:span text:style-name="T19">)</text:span></text:h>
      <text:p text:style-name="Standard"><text:span text:style-name="T7">Served as lead developer on the GOMaster project (a tier 1 OLTP application </text:span><text:span text:style-name="T25">still in production...</text:span><text:span text:style-name="T26">as of 04/2022</text:span><text:span text:style-name="T7">)</text:span>. <text:s/>Designed and implemented <text:span text:style-name="T48">a linearly </text:span>scalable application infrastructure for operational (real-time) guest data integration and guest recognition. <text:s/><text:span text:style-name="T49">This system </text:span>integrated batch and real-time data feeds using <text:span text:style-name="T33">parallel</text:span>-processing, message queuing and web services. Primary responsibilities included:</text:p>
      <text:list xml:id="list1502331811" text:style-name="WWNum3">
        <text:list-item>
          <text:p text:style-name="P42">Overall design of the system and its components, <text:span text:style-name="T33">including:</text:span></text:p>
        </text:list-item>
      </text:list>
      <text:list xml:id="list2844769815" text:style-name="WWNum10">
        <text:list-item>
          <text:list>
            <text:list-item>
              <text:p text:style-name="P34">An <text:span text:style-name="T33">input </text:span>interface that accommodated <text:span text:style-name="T33">both </text:span>batch file processing, Web Service (SOAP) messaging, <text:span text:style-name="T33">and</text:span> Enterprise Application message queues (IBM MQ Series).</text:p>
            </text:list-item>
            <text:list-item>
              <text:p text:style-name="P34">A rules engine for data transformations.</text:p>
            </text:list-item>
            <text:list-item>
              <text:p text:style-name="P34">A rules engine for executing CRUD logic.</text:p>
            </text:list-item>
            <text:list-item>
              <text:p text:style-name="P34">A framework to simplify <text:span text:style-name="T51">and </text:span>standardize application components for logging, IPC device interactions (Posix queues), and application properties ingestion.</text:p>
            </text:list-item>
            <text:list-item>
              <text:p text:style-name="P34"><text:span text:style-name="T33">A</text:span> C/C++ <text:span text:style-name="T33">based architecture with</text:span> gSOAP Web Service code generation tool <text:span text:style-name="T33">(open-source)</text:span> to eliminate <text:span text:style-name="T33">the </text:span>need for IBM Websphere licensing <text:span text:style-name="T51">(major cost savings)</text:span>, <text:span text:style-name="T51">as well as significantly reducing</text:span> the resource footprint.</text:p>
            </text:list-item>
          </text:list>
        </text:list-item>
        <text:list-item>
          <text:p text:style-name="P43">Coded <text:span text:style-name="T52">the following</text:span>:</text:p>
          <text:list>
            <text:list-item>
              <text:p text:style-name="P35"><text:span text:style-name="T49">A Transformation </text:span>rules engine.</text:p>
            </text:list-item>
            <text:list-item>
              <text:p text:style-name="P46">A CRUD rules engine.</text:p>
            </text:list-item>
            <text:list-item>
              <text:p text:style-name="P36"><text:span text:style-name="T49">The </text:span>primary data integration application <text:span text:style-name="T49">(using both rules engines)</text:span>.</text:p>
            </text:list-item>
            <text:list-item>
              <text:p text:style-name="P36"><text:span text:style-name="T49">C</text:span>ollaborat<text:span text:style-name="T49">ed</text:span> with a team member to <text:span text:style-name="T50">contain the primary integration app with </text:span>a homespun framework for interacting with the IBM MQ Series platform <text:span text:style-name="T51">and IBM Websphere SOAP Services.</text:span>.</text:p>
            </text:list-item>
          </text:list>
        </text:list-item>
      </text:list>
      <text:list xml:id="list103831967383198" text:continue-list="list1502331811" text:style-name="WWNum3">
        <text:list-item>
          <text:p text:style-name="P39"><text:span text:style-name="T7">Aided in setting up server architecture and software installations</text:span> for supporting IBM MQ Series, Oracle client, Posix queues, gSOAP and <text:span text:style-name="T52">other </text:span>supporting shared libraries. <text:s/></text:p>
        </text:list-item>
        <text:list-item>
          <text:p text:style-name="P39"><text:span text:style-name="T7">Designed and coded the project build automation</text:span> using gmake.</text:p>
        </text:list-item>
        <text:list-item>
          <text:p text:style-name="P39"><text:span text:style-name="T7">Designed, documented and automated a deployment system</text:span> for new releases.</text:p>
        </text:list-item>
        <text:list-item>
          <text:p text:style-name="P39"><text:span text:style-name="T7">Integrated company standard version control tools</text:span> (CM_Synergy initially, and later Clearcase, <text:span text:style-name="T34">then GitHub</text:span>).</text:p>
        </text:list-item>
        <text:list-item>
          <text:p text:style-name="P39"><text:span text:style-name="T13">Authored</text:span><text:span text:style-name="T7"> a REPL shell for testing </text:span><text:span text:style-name="T13">and implementing</text:span><text:span text:style-name="T7"> transformation rule configurations</text:span>.</text:p>
        </text:list-item>
        <text:list-item>
          <text:p text:style-name="P39"><text:span text:style-name="T7">Full time on-call support for hyper care</text:span>, and thereafter on a rotating basis.</text:p>
        </text:list-item>
        <text:list-item>
          <text:p text:style-name="P39"><text:span text:style-name="T16">Provided m</text:span><text:span text:style-name="T7">aint</text:span><text:span text:style-name="T16">enance and</text:span><text:span text:style-name="T7"> </text:span><text:span text:style-name="T17">on-call</text:span><text:span text:style-name="T7"> support </text:span>for 5 years.</text:p>
        </text:list-item>
      </text:list>
      <text:p text:style-name="P11"/>
      <text:p text:style-name="P11"><text:span text:style-name="T7">Pertinent Skills </text:span><text:span text:style-name="T11">utilized</text:span>…</text:p>
      <text:p text:style-name="P11"><text:span text:style-name="T7">Programming:</text:span> C/C++, ksh, Perl, SQL, PL/SQL.</text:p>
      <text:p text:style-name="P11"><text:span text:style-name="T7">APIs:</text:span> Oracle Pro*C, Oracle OCCI, PostalSoft/FirstLogic, IBM MQ Series, gSOAP, gNome XSLT C, Apache Xerces.</text:p>
      <text:p text:style-name="P11"><text:soft-page-break/><text:span text:style-name="T7">DB Tools:</text:span> sqlplus, sqlldr, SqlDeveloper.</text:p>
      <text:p text:style-name="P11"><text:span text:style-name="T7">Build technology:</text:span> Unix make, Linux gmake.</text:p>
      <text:p text:style-name="P11"><text:span text:style-name="T7">Version control:</text:span> CM_Synergy initially, later on Clearcase.</text:p>
      <text:p text:style-name="P11"/>
      <text:p text:style-name="P11"/>
      <text:h text:style-name="Heading_20_3" text:outline-level="3"><text:span text:style-name="T6">Senior Application Developer </text:span><text:span text:style-name="T19">(</text:span><text:span text:style-name="T6">01/2001 to 05/2007</text:span><text:span text:style-name="T19">)</text:span></text:h>
      <text:p text:style-name="Standard"><text:span text:style-name="T7">Served as lead developer </text:span><text:span text:style-name="T15">creating an Operational Data Store (ODS) for guest data</text:span> (the precursor/foundational project <text:span text:style-name="T54">leading to the</text:span> GOMaster project, <text:span text:style-name="T34">documented </text:span><text:span text:style-name="T37">previous</text:span><text:span text:style-name="T54">ly</text:span>). <text:s/>Designed and implemented a Mastered guest data application for real-time guest recognition. <text:s text:c="2"/>Primary responsibilities included:</text:p>
      <text:list xml:id="list103832403797230" text:continue-list="list2844769815" text:style-name="WWNum10">
        <text:list-item>
          <text:p text:style-name="P44"><text:span text:style-name="T53">Overall system design</text:span>:</text:p>
          <text:list>
            <text:list-item>
              <text:p text:style-name="P37"><text:span text:style-name="T49">A Transformation </text:span>rules engine.</text:p>
            </text:list-item>
            <text:list-item>
              <text:p text:style-name="P37"><text:span text:style-name="T49">CRUD </text:span><text:span text:style-name="T53">implemented in Oracle stored procedures</text:span><text:span text:style-name="T49">.</text:span></text:p>
            </text:list-item>
            <text:list-item>
              <text:p text:style-name="P38"><text:span text:style-name="T53">A </text:span>functional C library for IPC device interactions (semaphores and pipes), logging, DB transactions, application properties ingestion, and a data exchange interface using Enterprise queuing system (IBM MQ Series).</text:p>
            </text:list-item>
          </text:list>
        </text:list-item>
        <text:list-item>
          <text:p text:style-name="P38"><text:span text:style-name="T7">Designed, documented and automated a deployment system</text:span> for new releases.</text:p>
        </text:list-item>
        <text:list-item>
          <text:p text:style-name="P38"><text:span text:style-name="T7">Integrated company standard version control tools</text:span>.</text:p>
        </text:list-item>
        <text:list-item>
          <text:p text:style-name="P38"><text:span text:style-name="T7">Provided </text:span><text:span text:style-name="T17">maintenance and</text:span><text:span text:style-name="T7"> on-call support</text:span> for 6 years.</text:p>
        </text:list-item>
      </text:list>
      <text:p text:style-name="P10"/>
      <text:p text:style-name="P12">NOTE: the ODS project became Tier 1 in 2005 <text:span text:style-name="T34">becoming the</text:span> system of record for guest recognition data.</text:p>
      <text:p text:style-name="P11"/>
      <text:p text:style-name="P11"><text:span text:style-name="T7">Pertinent Skills </text:span><text:span text:style-name="T12">utilized</text:span>…</text:p>
      <text:p text:style-name="P11"><text:span text:style-name="T7">Programming:</text:span> C, ksh, Perl, SQL, PL/SQL.</text:p>
      <text:p text:style-name="P11"><text:span text:style-name="T7">APIs:</text:span> Oracle Pro*C, PostalSoft, IBM MQ Series.</text:p>
      <text:p text:style-name="P11"><text:span text:style-name="T7">DB tools:</text:span> sqlplus, sqlldr, sqldeveloper.</text:p>
      <text:p text:style-name="P11"><text:span text:style-name="T7">Build technology:</text:span> Unix make.</text:p>
      <text:p text:style-name="P11"><text:span text:style-name="T7">Version control:</text:span> CM_Synergy.</text:p>
      <text:p text:style-name="P11"/>
      <text:p text:style-name="P11"/>
      <text:h text:style-name="Heading_20_3" text:outline-level="3"><text:span text:style-name="T6">Senior Application Developer <text:s/></text:span><text:span text:style-name="T19">(</text:span><text:span text:style-name="T6">12/1998 to 12/2000</text:span><text:span text:style-name="T19">)</text:span></text:h>
      <text:p text:style-name="Standard">Served as lead developer on the MDB (Marketing Database) project (this was the precursor to the ODS project <text:span text:style-name="T34">documented above</text:span>; that is the ODS project sourced much of its initial data from the MDB). <text:s/>Took over full technical support for the project (previously supported by technical contracting firm; Epsilon, out of Boston). <text:s text:c="2"/>Primary responsibilities included:</text:p>
      <text:list xml:id="list103832063848962" text:continue-numbering="true" text:style-name="WWNum10">
        <text:list-item>
          <text:p text:style-name="P45">Weekend on-call.</text:p>
        </text:list-item>
        <text:list-item>
          <text:p text:style-name="P45">Bug fixes and coding enhancements.</text:p>
        </text:list-item>
        <text:list-item>
          <text:p text:style-name="P47">Some notable accomplishments:</text:p>
        </text:list-item>
      </text:list>
      <text:list xml:id="list4043333581" text:style-name="L1">
        <text:list-item>
          <text:list>
            <text:list-item>
              <text:p text:style-name="P40">Refactored guest matching process, reducing guest duplication from 1000+ per week to less than 1 per week. </text:p>
            </text:list-item>
            <text:list-item>
              <text:p text:style-name="P40">Refactored batch process for integrating and mastering guest data, correcting numerous “house-holding” errors and increasing the marketable guest instances by over 300k.</text:p>
            </text:list-item>
            <text:list-item>
              <text:p text:style-name="P40"><text:soft-page-break/>Designed a process for matching and merging individual guest data as a transaction in sub-second time against a database of 80 million guests, <text:span text:style-name="T50">paving the way to get approved </text:span>funding for the ODS project <text:span text:style-name="T50">(</text:span><text:span text:style-name="T37">documented previous to this)</text:span>.</text:p>
            </text:list-item>
          </text:list>
          <text:p text:style-name="P49"/>
        </text:list-item>
      </text:list>
      <text:p text:style-name="P11"><text:span text:style-name="T7">Pertinent Skills </text:span><text:span text:style-name="T12">utilized</text:span>…</text:p>
      <text:p text:style-name="P11"><text:span text:style-name="T7">Programming:</text:span> C, ksh, Perl, SQL.</text:p>
      <text:p text:style-name="P11"><text:span text:style-name="T7">APIs:</text:span> Informix ESQL/C and PostalSoft.</text:p>
      <text:p text:style-name="P11"><text:span text:style-name="T7">Build technology:</text:span> Unix make.</text:p>
      <text:p text:style-name="P11"><text:span text:style-name="T7">Version control:</text:span> RCS.</text:p>
      <text:p text:style-name="P11"/>
      <text:h text:style-name="Heading_20_1" text:outline-level="1">Education</text:h>
      <text:h text:style-name="Heading_20_2" text:outline-level="2">BS Forestry/University of Massachusetts (Amherst)</text:h>
      <text:p text:style-name="Standard">Graduated 05/1981</text:p>
      <text:p text:style-name="Standard">GPA 3.81</text:p>
      <text:p text:style-name="Standard">Transcripts available on request</text:p>
      <text:h text:style-name="Heading_20_2" text:outline-level="2">Hudson Valley Community College (Troy, NY)</text:h>
      <text:p text:style-name="Standard">Attended part-time 06/1984 to 12/1985</text:p>
      <text:p text:style-name="Standard">Calculus 1 &amp; 2 (Both Grade: A)</text:p>
      <text:p text:style-name="Standard">Physics 1 &amp; 2 (Both Grade: A)</text:p>
      <text:p text:style-name="Standard">Transcripts available on request</text:p>
      <text:h text:style-name="P9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ourier New1" svg:font-family="'Courier New'" style:font-adornments="Regular" style:font-pitch="fixed"/>
    <style:font-face style:name="Courier New" svg:font-family="'Courier New'" style:font-adornments="Regular" style:font-family-generic="modern" style:font-pitch="fixed"/>
    <style:font-face style:name="Century Gothic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OpenSymbol1" svg:font-family="OpenSymbol" style:font-family-generic="roman" style:font-pitch="variable"/>
    <style:font-face style:name="Century Gothic1" svg:font-family="'Century Gothic'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4b3a2e" style:font-name="Century Gothic" fo:font-size="11pt" fo:language="en" fo:country="US" style:letter-kerning="false" style:font-name-asian="Century Gothic1" style:font-size-asian="10pt" style:language-asian="ja" style:country-asian="JP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4b3a2e" style:font-name="Century Gothic" fo:font-size="11pt" fo:language="en" fo:country="US" style:letter-kerning="false" style:font-name-asian="Century Gothic1" style:font-size-asian="10pt" style:language-asian="ja" style:country-asian="JP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417in" loext:contextual-spacing="false" fo:line-height="120%" fo:text-align="start" style:justify-single-word="false" fo:orphans="2" fo:widows="2" fo:hyphenation-ladder-count="no-limit" style:writing-mode="lr-tb"/>
      <style:text-properties fo:color="#4b3a2e" style:font-name="Century Gothic" fo:font-family="'Century Gothic'" style:font-family-generic="roman" style:font-pitch="variable" fo:font-size="11pt" fo:language="en" fo:country="US" style:letter-kerning="false" style:font-name-asian="Century Gothic1" style:font-family-asian="'Century Gothic'" style:font-family-generic-asian="system" style:font-pitch-asian="variable" style:font-size-asian="11pt" style:language-asian="ja" style:country-asian="JP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22in" fo:margin-bottom="0.139in" loext:contextual-spacing="true"/>
      <style:text-properties style:font-name="Century Gothic" fo:font-family="'Century Gothic'" style:font-family-generic="roman" style:font-pitch="variable" fo:font-size="13pt" fo:letter-spacing="0.0146in" fo:font-weight="bold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528in" fo:margin-bottom="0.0555in" loext:contextual-spacing="true" fo:keep-together="always" fo:keep-with-next="always"/>
      <style:text-properties style:font-name="Century Gothic" fo:font-family="'Century Gothic'" style:font-family-generic="roman" style:font-pitch="variable" fo:font-size="13pt" fo:letter-spacing="0.0146in" fo:font-style="italic" fo:font-weight="bold" style:font-name-asian="Century Gothic1" style:font-family-asian="'Century Gothic'" style:font-family-generic-asian="system" style:font-pitch-asian="variable" style:font-size-asian="13pt" style:font-style-asian="italic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style:font-name="Century Gothic" fo:font-family="'Century Gothic'" style:font-family-generic="roman" style:font-pitch="variable" fo:font-style="italic" style:font-name-asian="Century Gothic1" style:font-family-asian="'Century Gothic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528in" fo:margin-bottom="0.0555in" loext:contextual-spacing="true" fo:line-height="100%" fo:keep-together="always" fo:keep-with-next="always"/>
      <style:text-properties fo:text-transform="uppercase" style:font-name="Century Gothic" fo:font-family="'Century Gothic'" style:font-family-generic="roman" style:font-pitch="variable" fo:letter-spacing="0.0146in" fo:font-weight="bold" style:font-name-asian="Century Gothic1" style:font-family-asian="'Century Gothic'" style:font-family-generic-asian="system" style:font-pitch-asian="variable" style:font-weight-asian="bold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555in" loext:contextual-spacing="true" fo:line-height="100%" fo:keep-together="always" fo:keep-with-next="always"/>
      <style:text-properties style:font-name="Century Gothic" fo:font-family="'Century Gothic'" style:font-family-generic="roman" style:font-pitch="variable" fo:letter-spacing="0.0146in" fo:font-weight="bold" style:font-name-asian="Century Gothic1" style:font-family-asian="'Century Gothic'" style:font-family-generic-asian="system" style:font-pitch-asian="variable" style:font-weight-asian="bold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528in" fo:margin-bottom="0.0555in" loext:contextual-spacing="true" fo:line-height="100%" fo:keep-together="always" fo:keep-with-next="always"/>
      <style:text-properties style:font-name="Century Gothic" fo:font-family="'Century Gothic'" style:font-family-generic="roman" style:font-pitch="variable" fo:letter-spacing="0.0146in" fo:font-style="italic" fo:font-weight="bold" style:font-name-asian="Century Gothic1" style:font-family-asian="'Century Gothic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528in" fo:margin-bottom="0.0555in" loext:contextual-spacing="true" fo:line-height="100%" fo:keep-together="always" fo:keep-with-next="always"/>
      <style:text-properties style:font-name="Century Gothic" fo:font-family="'Century Gothic'" style:font-family-generic="roman" style:font-pitch="variable" fo:letter-spacing="0.0146in" style:font-name-asian="Century Gothic1" style:font-family-asian="'Century Gothic'" style:font-family-generic-asian="system" style:font-pitch-asian="variable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528in" fo:margin-bottom="0.0555in" loext:contextual-spacing="true" fo:line-height="100%" fo:keep-together="always" fo:keep-with-next="always"/>
      <style:text-properties fo:color="#a6856e" style:font-name="Century Gothic" fo:font-family="'Century Gothic'" style:font-family-generic="roman" style:font-pitch="variable" fo:letter-spacing="0.0146in" fo:font-weight="bold" style:font-name-asian="Century Gothic1" style:font-family-asian="'Century Gothic'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528in" fo:margin-bottom="0.0555in" loext:contextual-spacing="true" fo:line-height="100%" fo:keep-together="always" fo:keep-with-next="always"/>
      <style:text-properties fo:text-transform="uppercase" fo:color="#a6856e" style:font-name="Century Gothic" fo:font-family="'Century Gothic'" style:font-family-generic="roman" style:font-pitch="variable" fo:font-size="10pt" fo:letter-spacing="0.0146in" fo:font-weight="bold" style:font-name-asian="Century Gothic1" style:font-family-asian="'Century Gothic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.1665in" loext:contextual-spacing="true" fo:line-height="100%"/>
      <style:text-properties fo:text-transform="uppercase" style:font-name="Century Gothic" fo:font-family="'Century Gothic'" style:font-family-generic="roman" style:font-pitch="variable" fo:font-size="32pt" fo:letter-spacing="0.0146in" fo:font-weight="bold" style:letter-kerning="true" style:font-name-asian="Century Gothic1" style:font-family-asian="'Century Gothic'" style:font-family-generic-asian="system" style:font-pitch-asian="variable" style:font-size-asian="32pt" style:font-weight-asian="bold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paragraph-properties fo:margin-top="0in" fo:margin-bottom="0.6665in" loext:contextual-spacing="true" fo:line-height="100%"/>
      <style:text-properties fo:font-size="18pt" fo:letter-spacing="0.0146in" fo:font-style="italic" style:font-name-asian="Century Gothic1" style:font-family-asian="'Century Gothic'" style:font-family-generic-asian="system" style:font-pitch-asian="variable" style:font-size-asian="18pt" style:font-style-asian="italic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3pt" fo:letter-spacing="0.0146in" fo:font-weight="bold" style:font-size-asian="13pt" style:font-weight-asian="bold"/>
    </style:style>
    <style:style style:name="Quote" style:family="paragraph" style:parent-style-name="Standard" style:next-style-name="Standard" style:default-outline-level="">
      <style:paragraph-properties fo:margin-top="0.1665in" fo:margin-bottom="0.1665in" loext:contextual-spacing="true"/>
      <style:text-properties fo:font-size="16pt" fo:font-style="italic" style:font-size-asian="16pt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1665in" fo:margin-bottom="0.1665in" loext:contextual-spacing="true"/>
      <style:text-properties fo:font-size="16pt" fo:font-style="italic" fo:font-weight="bold" style:font-size-asian="16pt" style:font-style-asian="italic" style:font-weight-asian="bold" style:font-style-complex="italic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 fo:line-height="100%"/>
      <style:text-properties fo:font-size="9pt" fo:font-style="italic" style:font-size-asian="9pt" style:font-style-asian="italic" style:font-size-complex="9pt" style:font-style-complex="italic"/>
    </style:style>
    <style:style style:name="Contact_20_Info" style:display-name="Contact Info" style:family="paragraph" style:parent-style-name="Standard" style:default-outline-level="">
      <style:paragraph-properties fo:margin-top="0in" fo:margin-bottom="0.639in" loext:contextual-spacing="true"/>
    </style:style>
    <style:style style:name="TOC_20_Heading" style:display-name="TOC Heading" style:family="paragraph" style:parent-style-name="Heading_20_1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0.15in" fo:margin-right="0in" fo:margin-top="0in" fo:margin-bottom="0.0417in" loext:contextual-spacing="true" fo:text-indent="-0.15in" style:auto-text-indent="false"/>
    </style:style>
    <style:style style:name="Name" style:family="paragraph" style:parent-style-name="Standard" style:default-outline-level="">
      <style:paragraph-properties fo:margin-top="0in" fo:margin-bottom="0.1665in" loext:contextual-spacing="true" fo:line-height="100%"/>
      <style:text-properties fo:text-transform="uppercase" fo:font-size="18pt" fo:letter-spacing="0.0146in" fo:font-weight="bold" style:font-size-asian="18pt" style:font-weight-asian="bold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fo:text-transform="uppercase" style:font-name="Century Gothic" fo:font-family="'Century Gothic'" style:font-family-generic="roman" style:font-pitch="variable" fo:font-size="32pt" fo:letter-spacing="0.0146in" fo:font-weight="bold" style:letter-kerning="true" style:font-name-asian="Century Gothic1" style:font-family-asian="'Century Gothic'" style:font-family-generic-asian="system" style:font-pitch-asian="variable" style:font-size-asian="32pt" style:font-weight-asian="bold" style:font-name-complex="DejaVu Sans" style:font-family-complex="'DejaVu Sans'" style:font-family-generic-complex="system" style:font-pitch-complex="variable" style:font-size-complex="28pt"/>
    </style:style>
    <style:style style:name="Heading_20_1_20_Char" style:display-name="Heading 1 Char" style:family="text" style:parent-style-name="Default_20_Paragraph_20_Font">
      <style:text-properties style:font-name="Century Gothic" fo:font-family="'Century Gothic'" style:font-family-generic="roman" style:font-pitch="variable" fo:font-size="13pt" fo:letter-spacing="0.0146in" fo:font-weight="bold" style:font-size-asian="13pt" style:font-weight-asian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>
      <style:text-properties fo:font-size="13pt" fo:letter-spacing="0.0146in" fo:font-weight="bold" style:font-size-asian="13pt" style:font-weight-asian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eading_20_2_20_Char" style:display-name="Heading 2 Char" style:family="text" style:parent-style-name="Default_20_Paragraph_20_Font">
      <style:text-properties style:font-name="Century Gothic" fo:font-family="'Century Gothic'" style:font-family-generic="roman" style:font-pitch="variable" fo:font-size="13pt" fo:letter-spacing="0.0146in" fo:font-style="italic" fo:font-weight="bold" style:font-name-asian="Century Gothic1" style:font-family-asian="'Century Gothic'" style:font-family-generic-asian="system" style:font-pitch-asian="variable" style:font-size-asian="13pt" style:font-style-asian="italic" style:font-weight-asian="bold" style:font-name-complex="DejaVu Sans" style:font-family-complex="'DejaVu Sans'" style:font-family-generic-complex="system" style:font-pitch-complex="variable" style:font-size-complex="13pt"/>
    </style:style>
    <style:style style:name="Heading_20_5_20_Char" style:display-name="Heading 5 Char" style:family="text" style:parent-style-name="Default_20_Paragraph_20_Font">
      <style:text-properties style:font-name="Century Gothic" fo:font-family="'Century Gothic'" style:font-family-generic="roman" style:font-pitch="variable" fo:letter-spacing="0.0146in" fo:font-weight="bold" style:font-name-asian="Century Gothic1" style:font-family-asian="'Century Gothic'" style:font-family-generic-asian="system" style:font-pitch-asian="variable" style:font-weight-asian="bold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style:font-name="Century Gothic" fo:font-family="'Century Gothic'" style:font-family-generic="roman" style:font-pitch="variable" fo:letter-spacing="0.0146in" fo:font-style="italic" fo:font-weight="bold" style:font-name-asian="Century Gothic1" style:font-family-asian="'Century Gothic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style:font-name="Century Gothic" fo:font-family="'Century Gothic'" style:font-family-generic="roman" style:font-pitch="variable" fo:letter-spacing="0.0146in" style:font-name-asian="Century Gothic1" style:font-family-asian="'Century Gothic'" style:font-family-generic-asian="system" style:font-pitch-asian="variable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a6856e" style:font-name="Century Gothic" fo:font-family="'Century Gothic'" style:font-family-generic="roman" style:font-pitch="variable" fo:letter-spacing="0.0146in" fo:font-weight="bold" style:font-name-asian="Century Gothic1" style:font-family-asian="'Century Gothic'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text-transform="uppercase" fo:color="#a6856e" style:font-name="Century Gothic" fo:font-family="'Century Gothic'" style:font-family-generic="roman" style:font-pitch="variable" fo:font-size="10pt" fo:letter-spacing="0.0146in" fo:font-weight="bold" style:font-name-asian="Century Gothic1" style:font-family-asian="'Century Gothic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.5pt" style:font-style-complex="italic"/>
    </style:style>
    <style:style style:name="Emphasis" style:family="text" style:parent-style-name="Default_20_Paragraph_20_Font">
      <style:text-properties fo:font-weight="bold" style:font-weight-asian="bold" style:font-style-complex="italic"/>
    </style:style>
    <style:style style:name="Subtitle_20_Char" style:display-name="Subtitle Char" style:family="text" style:parent-style-name="Default_20_Paragraph_20_Font">
      <style:text-properties fo:font-size="18pt" fo:letter-spacing="0.0146in" fo:font-style="italic" style:font-name-asian="Century Gothic1" style:font-family-asian="'Century Gothic'" style:font-family-generic-asian="system" style:font-pitch-asian="variable" style:font-size-asian="18pt" style:font-style-asian="italic"/>
    </style:style>
    <style:style style:name="Strong" style:family="text" style:parent-style-name="Default_20_Paragraph_20_Font">
      <style:text-properties fo:text-transform="uppercase" fo:font-weight="bold" style:font-weight-asian="bold" style:font-weight-complex="bold"/>
    </style:style>
    <style:style style:name="Quote_20_Char" style:display-name="Quote Char" style:family="text" style:parent-style-name="Default_20_Paragraph_20_Font">
      <style:text-properties fo:font-size="16pt" fo:font-style="italic" style:font-size-asian="16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font-size="16pt" fo:font-style="italic" fo:font-weight="bold" style:font-size-asian="16pt" style:font-style-asian="italic" style:font-weight-asian="bold" style:font-style-complex="italic"/>
    </style:style>
    <style:style style:name="Subtle_20_Reference" style:display-name="Subtle Reference" style:family="text" style:parent-style-name="Default_20_Paragraph_20_Font">
      <style:text-properties fo:text-transform="uppercase" fo:color="#4b3a2e"/>
    </style:style>
    <style:style style:name="Intense_20_Reference" style:display-name="Intense Reference" style:family="text" style:parent-style-name="Default_20_Paragraph_20_Font">
      <style:text-properties fo:text-transform="uppercase" fo:color="#4b3a2e" fo:letter-spacing="normal" fo:font-style="italic" fo:font-weight="bold" style:font-style-asian="italic" style:font-weight-asian="bold" style:font-weight-complex="bold"/>
    </style:style>
    <style:style style:name="Book_20_Title" style:display-name="Book Title" style:family="text" style:parent-style-name="Default_20_Paragraph_20_Font">
      <style:text-properties fo:letter-spacing="normal" fo:font-style="normal" style:text-underline-style="solid" style:text-underline-width="auto" style:text-underline-color="font-color" fo:font-weight="normal" style:font-style-asian="normal" style:font-weight-asian="normal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4b3a2e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b3a2e" fo:font-style="italic" fo:font-weight="bold" style:font-style-asian="italic" style:font-weight-asian="bold" style:font-style-complex="italic"/>
    </style:style>
    <style:style style:name="Name_20_Char" style:display-name="Name Char" style:family="text" style:parent-style-name="Default_20_Paragraph_20_Font">
      <style:text-properties fo:text-transform="uppercase" fo:font-size="18pt" fo:letter-spacing="0.0146in" fo:font-weight="bold" style:font-size-asian="18pt" style:font-weight-asian="bold"/>
    </style:style>
    <style:style style:name="Heading_20_3_20_Char" style:display-name="Heading 3 Char" style:family="text" style:parent-style-name="Default_20_Paragraph_20_Font">
      <style:text-properties style:font-name="Century Gothic" fo:font-family="'Century Gothic'" style:font-family-generic="roman" style:font-pitch="variable" fo:font-style="italic" style:font-name-asian="Century Gothic1" style:font-family-asian="'Century Gothic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text-transform="uppercase" style:font-name="Century Gothic" fo:font-family="'Century Gothic'" style:font-family-generic="roman" style:font-pitch="variable" fo:letter-spacing="0.0146in" fo:font-weight="bold" style:font-name-asian="Century Gothic1" style:font-family-asian="'Century Gothic'" style:font-family-generic-asian="system" style:font-pitch-asian="variable" style:font-weight-asian="bold" style:font-name-complex="DejaVu Sans" style:font-family-complex="'DejaVu Sans'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3d859c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a65e82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4" style:font-family-asian="OpenSymbol" style:font-family-generic-asian="system" style:font-pitch-asian="variable" style:font-name-complex="OpenSymbol4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2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Courier New2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Courier New2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2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2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2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2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2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Courier New2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style:font-name-complex="Symbol1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Courier New2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Wingdings1" style:font-family-complex="Wingdings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2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2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Wingdings1" style:font-family-complex="Wingdings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Wingdings1" style:font-family-complex="Wingdings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2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1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4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4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4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4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4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4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4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4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4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4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4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4" style:font-family-complex="OpenSymbol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3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3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3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3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3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3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3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3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3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3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text:bullet-char="✓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  <style:text-properties style:font-name="OpenSymbol3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  <style:text-properties style:font-name="OpenSymbol3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0.25in" fo:text-indent="-0.25in" fo:margin-left="1.75in"/>
        </style:list-level-properties>
        <style:text-properties style:font-name="OpenSymbol3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  <style:text-properties style:font-name="OpenSymbol3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  <style:text-properties style:font-name="OpenSymbol3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0.25in" fo:text-indent="-0.25in" fo:margin-left="3.25in"/>
        </style:list-level-properties>
        <style:text-properties style:font-name="OpenSymbol3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  <style:text-properties style:font-name="OpenSymbol3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  <style:text-properties style:font-name="OpenSymbol3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0.25in" fo:text-indent="-0.25in" fo:margin-left="4.75in"/>
        </style:list-level-properties>
        <style:text-properties style:font-name="OpenSymbol3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3"/>
      </text:list-level-style-bullet>
    </text:list-style>
    <text:list-style style:name="WWNum5">
      <text:list-level-style-bullet text:level="1" text:style-name="ListLabel_20_37" text:bullet-char="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38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1"/>
      </text:list-level-style-bullet>
      <text:list-level-style-bullet text:level="3" text:style-name="ListLabel_20_39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40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41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1"/>
      </text:list-level-style-bullet>
      <text:list-level-style-bullet text:level="6" text:style-name="ListLabel_20_42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43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4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1"/>
      </text:list-level-style-bullet>
      <text:list-level-style-bullet text:level="9" text:style-name="ListLabel_20_45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48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9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0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51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2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3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54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57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8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9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0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61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63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65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66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67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9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0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7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4" text:bullet-char="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3" text:style-name="ListLabel_20_75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78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81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83" text:bullet-char="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3" text:style-name="ListLabel_20_84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85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6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87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88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0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text:bullet-char="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2" text:style-name="ListLabel_20_92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1"/>
      </text:list-level-style-bullet>
      <text:list-level-style-bullet text:level="3" text:style-name="ListLabel_20_93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ListLabel_20_94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95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1"/>
      </text:list-level-style-bullet>
      <text:list-level-style-bullet text:level="6" text:style-name="ListLabel_20_96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ListLabel_20_97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98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1"/>
      </text:list-level-style-bullet>
      <text:list-level-style-bullet text:level="9" text:style-name="ListLabel_20_99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02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03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04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05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06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07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08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111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112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13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114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115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16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117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4b3a2e"/>
      <style:paragraph-properties fo:text-align="start"/>
    </style:style>
    <style:style style:name="Mgr1" style:family="graphic">
      <style:graphic-properties fo:margin-left="0in" fo:margin-right="0in" fo:margin-top="0in" fo:margin-bottom="0in" style:run-through="background" style:wrap="run-through" style:number-wrapped-paragraphs="no-limit" style:vertical-pos="top" style:vertical-rel="page" style:horizontal-pos="left" style:horizontal-rel="page-content" draw:wrap-influence-on-position="once-concurrent" loext:allow-overlap="true" style:flow-with-text="false" loext:rel-width-rel="page" loext:rel-height-rel="page"/>
    </style:style>
    <style:style style:name="Mgr2" style:family="graphic">
      <style:graphic-properties draw:stroke="none" svg:stroke-width="0.0138in" draw:stroke-linejoin="miter" svg:stroke-linecap="butt" draw:fill="solid" draw:fill-color="#4b3a2e" draw:textarea-vertical-align="top" draw:auto-grow-height="false" draw:fit-to-size="false" style:shrink-to-fit="false" fo:min-height="0.1075in" fo:min-width="3.3071in" fo:padding-top="0.0492in" fo:padding-bottom="0.0492in" fo:padding-left="0.0984in" fo:padding-right="0.0984in" fo:wrap-option="wrap" style:run-through="background"/>
    </style:style>
    <style:style style:name="Mgr3" style:family="graphic">
      <style:graphic-properties draw:stroke="none" svg:stroke-width="0.0138in" draw:stroke-linejoin="miter" svg:stroke-linecap="butt" draw:fill="solid" draw:fill-color="#4b3a2e" draw:textarea-vertical-align="top" draw:auto-grow-height="false" draw:fit-to-size="false" style:shrink-to-fit="false" fo:min-height="0in" fo:min-width="3.3071in" fo:padding-top="0.0492in" fo:padding-bottom="0.0492in" fo:padding-left="0.0984in" fo:padding-right="0.0984in" fo:wrap-option="wrap" style:run-through="background"/>
    </style:style>
    <style:page-layout style:name="Mpm1">
      <style:page-layout-properties fo:page-width="8.5in" fo:page-height="11in" style:num-format="1" style:print-orientation="portrait" fo:margin-top="0.3in" fo:margin-bottom="0.5in" fo:margin-left="0.7799in" fo:margin-right="0.7799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299in" fo:margin-left="0in" fo:margin-right="0in" fo:margin-top="0.29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in" fo:margin-bottom="0.8299in" fo:margin-left="0.7799in" fo:margin-right="0.7799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g text:anchor-type="paragraph" style:rel-width="41%" style:rel-height="100%" draw:z-index="4" draw:name="Group 4" draw:style-name="Mgr1"><svg:title>Background graphics</svg:title><draw:custom-shape draw:style-name="Mgr2" draw:text-style-name="MP1" svg:width="3.5039in" svg:height="0.2059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3" draw:text-style-name="MP1" svg:width="3.5039in" svg:height="0.0961in" svg:x="0in" svg:y="10.90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header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><draw:g text:anchor-type="paragraph" style:rel-width="41%" style:rel-height="100%" draw:z-index="5" draw:name="Group 5" draw:style-name="Mgr1"><svg:title>Background graphics</svg:title><draw:custom-shape draw:style-name="Mgr2" draw:text-style-name="MP1" svg:width="3.5039in" svg:height="0.2059in" svg:x="0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Mgr3" draw:text-style-name="MP1" svg:width="3.5039in" svg:height="0.0961in" svg:x="0in" svg:y="10.90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2-06T18:08:00</meta:creation-date>
    <meta:initial-creator>Dale, Mark</meta:initial-creator>
    <dc:language>en-US</dc:language>
    <meta:print-date>2021-09-11T18:26:10</meta:print-date>
    <dc:date>2022-04-13T10:38:31.059728258</dc:date>
    <meta:editing-cycles>32</meta:editing-cycles>
    <meta:editing-duration>PT11H41M42S</meta:editing-duration>
    <meta:generator>LibreOffice/6.4.7.2$Linux_X86_64 LibreOffice_project/40$Build-2</meta:generator>
    <meta:document-statistic meta:table-count="0" meta:image-count="0" meta:object-count="0" meta:page-count="6" meta:paragraph-count="156" meta:word-count="1459" meta:character-count="9967" meta:non-whitespace-character-count="8703"/>
    <meta:user-defined meta:name="AppVersion">16.0000</meta:user-defined>
    <meta:user-defined meta:name="AssetID">TF1000203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Basic Resume.dotx" xlink:href=""/>
  </office:meta>
</office:document-meta>
</file>